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Asf asfd sadf asf asf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shid Ashtari</meta:initial-creator>
    <dc:creator>Farshid Ashtari</dc:creator>
    <meta:creation-date>2017-11-29T09:59:00Z</meta:creation-date>
    <dc:date>2017-11-29T10:00:00Z</dc:date>
    <meta:template xlink:href="Normal.dotm" xlink:type="simple"/>
    <meta:editing-cycles>1</meta:editing-cycles>
    <meta:editing-duration>PT60S</meta:editing-duration>
    <meta:document-statistic meta:page-count="1" meta:paragraph-count="1" meta:word-count="3" meta:character-count="22" meta:row-count="1" meta:non-whitespace-character-count="20"/>
  </office:meta>
</office:document-meta>
</file>